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0730000007023473205D9BC0240.png" manifest:media-type="image/png"/>
  <manifest:file-entry manifest:full-path="Configurations2/" manifest:media-type="application/vnd.sun.xml.ui.configuration"/>
  <manifest:file-entry manifest:full-path="Basic/Project/ThisDocument.xml" manifest:media-type="text/xml"/>
  <manifest:file-entry manifest:full-path="Basic/Project/script-lb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Microsoft YaHei1" svg:font-family="'Microsoft YaHei', 'WenQuanYi Micro Hei'" style:font-family-generic="swiss"/>
    <style:font-face style:name="Liberation Serif" svg:font-family="'Liberation Serif'" style:font-family-generic="roman" style:font-pitch="variable"/>
    <style:font-face style:name="Mangal" svg:font-family="Mangal, Courie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8.292cm" fo:margin-left="-0.191cm" table:align="left" style:writing-mode="lr-tb"/>
    </style:style>
    <style:style style:name="Tabela1.A" style:family="table-column">
      <style:table-column-properties style:column-width="1.949cm"/>
    </style:style>
    <style:style style:name="Tabela1.B" style:family="table-column">
      <style:table-column-properties style:column-width="8.604cm"/>
    </style:style>
    <style:style style:name="Tabela1.C" style:family="table-column">
      <style:table-column-properties style:column-width="1.639cm"/>
    </style:style>
    <style:style style:name="Tabela1.D" style:family="table-column">
      <style:table-column-properties style:column-width="3cm"/>
    </style:style>
    <style:style style:name="Tabela1.E" style:family="table-column">
      <style:table-column-properties style:column-width="1.408cm"/>
    </style:style>
    <style:style style:name="Tabela1.F" style:family="table-column">
      <style:table-column-properties style:column-width="1.69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" style:family="table">
      <style:table-properties style:width="18.662cm" fo:margin-left="-0.15cm" table:align="left" style:writing-mode="lr-tb"/>
    </style:style>
    <style:style style:name="Tabela2.A" style:family="table-column">
      <style:table-column-properties style:column-width="1.332cm"/>
    </style:style>
    <style:style style:name="Tabela2.N" style:family="table-column">
      <style:table-column-properties style:column-width="1.349cm"/>
    </style:style>
    <style:style style:name="Tabela2.1" style:family="table-row">
      <style:table-row-properties style:min-row-height="0.693cm" fo:keep-together="auto"/>
    </style:style>
    <style:style style:name="Tabela2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2" style:family="table-row">
      <style:table-row-properties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G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N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3" style:family="table-row">
      <style:table-row-properties style:min-row-height="0.635cm" fo:keep-together="auto"/>
    </style:style>
    <style:style style:name="Tabela3" style:family="table">
      <style:table-properties style:width="12.285cm" table:align="center" style:writing-mode="lr-tb"/>
    </style:style>
    <style:style style:name="Tabela3.A" style:family="table-column">
      <style:table-column-properties style:column-width="12.285cm"/>
    </style:style>
    <style:style style:name="Tabela3.1" style:family="table-row">
      <style:table-row-properties style:min-row-height="0.228cm" fo:keep-together="auto"/>
    </style:style>
    <style:style style:name="Tabela3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3.2" style:family="table-row">
      <style:table-row-properties style:min-row-height="2.122cm" fo:keep-together="auto"/>
    </style:style>
    <style:style style:name="P1" style:family="paragraph" style:parent-style-name="Header">
      <style:text-properties style:font-name="Calibri" fo:font-size="10pt" style:font-size-asian="10pt" style:font-name-complex="Arial"/>
    </style:style>
    <style:style style:name="P2" style:family="paragraph" style:parent-style-name="Heading_20_1">
      <style:paragraph-properties fo:margin-left="2cm" fo:margin-right="0cm" fo:text-indent="0cm" style:auto-text-indent="false"/>
      <style:text-properties style:font-name="Calibri" fo:font-weight="bold" style:font-weight-asian="bold" style:font-name-complex="Arial"/>
    </style:style>
    <style:style style:name="P3" style:family="paragraph" style:parent-style-name="Heading_20_2">
      <style:paragraph-properties fo:text-align="center" style:justify-single-word="false"/>
      <style:text-properties style:font-name="Calibri" fo:font-weight="normal" style:font-weight-asian="normal" style:font-name-complex="Calibri" style:font-size-complex="12pt"/>
    </style:style>
    <style:style style:name="P4" style:family="paragraph" style:parent-style-name="Heading_20_3">
      <style:text-properties style:font-name="Calibri" fo:font-size="11pt" fo:font-weight="normal" style:font-size-asian="11pt" style:font-weight-asian="normal" style:font-name-complex="Calibri" style:font-size-complex="12pt"/>
    </style:style>
    <style:style style:name="P5" style:family="paragraph" style:parent-style-name="Heading_20_5">
      <style:text-properties style:font-name="Calibri" fo:font-size="11pt" fo:font-weight="normal" style:font-size-asian="11pt" style:font-weight-asian="normal" style:font-name-complex="Calibri" style:font-size-complex="12pt"/>
    </style:style>
    <style:style style:name="P6" style:family="paragraph" style:parent-style-name="Heading_20_7">
      <style:text-properties style:font-name="Calibri" fo:font-size="11pt" fo:font-weight="normal" style:font-size-asian="11pt" style:font-weight-asian="normal" style:font-name-complex="Calibri" style:font-size-complex="12pt"/>
    </style:style>
    <style:style style:name="P7" style:family="paragraph" style:parent-style-name="Heading_20_7" style:list-style-name="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Calibri" fo:font-size="11pt" fo:font-weight="normal" style:font-size-asian="11pt" style:font-weight-asian="normal" style:font-name-complex="Calibri" style:font-size-complex="12pt"/>
    </style:style>
    <style:style style:name="P8" style:family="paragraph" style:parent-style-name="Heading_20_8">
      <style:text-properties style:font-name="Calibri" fo:font-size="12pt" fo:font-weight="normal" style:font-size-asian="12pt" style:font-weight-asian="normal" style:font-name-complex="Calibri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Calibri" fo:font-weight="bold" style:font-weight-asian="bold" style:font-name-complex="Calibri" style:font-size-complex="13pt" style:font-weight-complex="bold"/>
    </style:style>
    <style:style style:name="P10" style:family="paragraph" style:parent-style-name="Standard">
      <style:text-properties style:font-name="Calibri" fo:font-size="12pt" style:font-size-asian="12pt" style:font-name-complex="Calibri" style:font-size-complex="12pt"/>
    </style:style>
    <style:style style:name="P11" style:family="paragraph" style:parent-style-name="Standard">
      <style:text-properties style:font-name="Calibri" fo:font-size="12pt" style:font-size-asian="12pt" style:font-name-complex="Calibri" style:font-size-complex="12pt" style:font-weight-complex="bold"/>
    </style:style>
    <style:style style:name="P12" style:family="paragraph" style:parent-style-name="Standard">
      <style:paragraph-properties fo:line-height="200%" fo:text-align="justify" style:justify-single-word="false"/>
      <style:text-properties style:font-name="Calibri" fo:font-size="12pt" style:font-size-asian="12pt" style:font-name-complex="Calibri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12pt" style:font-size-asian="12pt" style:font-name-complex="Calibri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alibri" fo:font-size="12pt" style:font-size-asian="12pt" style:font-name-complex="Calibri" style:font-size-complex="12pt"/>
    </style:style>
    <style:style style:name="P15" style:family="paragraph" style:parent-style-name="Standard">
      <style:text-properties style:font-name="Calibri" fo:font-size="12pt" fo:font-weight="bold" style:font-size-asian="12pt" style:font-weight-asian="bold" style:font-name-complex="Calibri" style:font-size-complex="12pt"/>
    </style:style>
    <style:style style:name="P16" style:family="paragraph" style:parent-style-name="Standard">
      <style:text-properties style:font-name="Calibri" fo:font-size="12pt" fo:font-weight="bold" style:font-size-asian="12pt" style:font-weight-asian="bold" style:font-name-complex="Calibri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Calibri" fo:font-size="12pt" fo:font-weight="bold" style:font-size-asian="12pt" style:font-weight-asian="bold" style:font-name-complex="Calibri" style:font-size-complex="12pt" style:font-weight-complex="bold"/>
    </style:style>
    <style:style style:name="P18" style:family="paragraph" style:parent-style-name="Standard">
      <style:text-properties style:font-name="Calibri" fo:font-size="12pt" fo:language="none" fo:country="none" fo:font-weight="bold" style:font-size-asian="12pt" style:language-asian="none" style:country-asian="none" style:font-weight-asian="bold" style:font-name-complex="Calibri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Calibri" fo:font-size="12pt" fo:language="none" fo:country="none" fo:font-weight="bold" style:font-size-asian="12pt" style:language-asian="none" style:country-asian="none" style:font-weight-asian="bold" style:font-name-complex="Calibri" style:font-size-complex="12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Calibri" fo:font-size="12pt" fo:language="none" fo:country="none" fo:font-weight="bold" style:font-size-asian="12pt" style:language-asian="none" style:country-asian="none" style:font-weight-asian="bold" style:font-name-complex="Calibri" style:font-size-complex="12pt"/>
    </style:style>
    <style:style style:name="P21" style:family="paragraph" style:parent-style-name="Standard">
      <style:text-properties style:font-name="Calibri" fo:font-size="11pt" style:font-size-asian="11pt" style:font-name-complex="Calibri"/>
    </style:style>
    <style:style style:name="P22" style:family="paragraph" style:parent-style-name="Standard">
      <style:text-properties style:font-name="Calibri" fo:font-size="11pt" style:font-size-asian="11pt" style:font-name-complex="Calibri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Calibri" fo:font-size="11pt" style:font-size-asian="11pt" style:font-name-complex="Calibri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Calibri" fo:font-size="11pt" style:font-size-asian="11pt" style:font-name-complex="Arial" style:font-size-complex="12pt"/>
    </style:style>
    <style:style style:name="P25" style:family="paragraph" style:parent-style-name="Standard">
      <style:text-properties style:font-name="Calibri" style:font-name-complex="Calibri"/>
    </style:style>
    <style:style style:name="P26" style:family="paragraph" style:parent-style-name="Standard">
      <style:text-properties style:font-name="Calibri" fo:font-size="10pt" fo:font-weight="bold" style:font-size-asian="10pt" style:font-weight-asian="bold" style:font-name-complex="Arial"/>
    </style:style>
    <style:style style:name="P27" style:family="paragraph" style:parent-style-name="Standard">
      <style:paragraph-properties fo:line-height="200%" fo:text-align="justify" style:justify-single-word="false"/>
    </style:style>
    <style:style style:name="P28" style:family="paragraph" style:parent-style-name="Standard">
      <style:paragraph-properties fo:line-height="150%"/>
    </style:style>
    <style:style style:name="P29" style:family="paragraph" style:parent-style-name="Standard">
      <style:paragraph-properties fo:break-before="page"/>
      <style:text-properties style:font-name="Calibri" fo:font-size="11pt" style:font-size-asian="11pt" style:font-name-complex="Calibri" style:font-size-complex="13pt" style:font-weight-complex="bold"/>
    </style:style>
    <style:style style:name="P30" style:family="paragraph" style:parent-style-name="Standard">
      <style:paragraph-properties fo:margin-left="2.498cm" fo:margin-right="0cm" fo:text-indent="0cm" style:auto-text-indent="false"/>
      <style:text-properties style:font-name="Calibri" fo:font-size="12pt" style:font-size-asian="12pt" style:font-name-complex="Calibri" style:font-size-complex="12pt"/>
    </style:style>
    <style:style style:name="P31" style:family="paragraph" style:parent-style-name="Standard">
      <style:paragraph-properties fo:margin-left="2cm" fo:margin-right="0cm" fo:text-indent="0cm" style:auto-text-indent="false"/>
      <style:text-properties style:font-name="Calibri" fo:font-size="12pt" fo:font-weight="bold" style:font-size-asian="12pt" style:font-weight-asian="bold" style:font-name-complex="Arial"/>
    </style:style>
    <style:style style:name="P32" style:family="paragraph" style:parent-style-name="Standard" style:master-page-name="Standard">
      <style:paragraph-properties fo:text-align="center" style:justify-single-word="false" style:page-number="auto"/>
      <style:text-properties style:font-name="Calibri" fo:font-weight="bold" style:font-weight-asian="bold" style:font-name-complex="Calibri" style:font-size-complex="13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alibri" fo:font-weight="bold" style:font-weight-asian="bold" style:font-name-complex="Calibri" style:font-size-complex="13pt" style:font-weight-complex="bold"/>
    </style:style>
    <style:style style:name="T4" style:family="text">
      <style:text-properties style:font-name="Calibri" fo:font-size="12pt" style:font-size-asian="12pt" style:font-name-complex="Calibri" style:font-size-complex="12pt"/>
    </style:style>
    <style:style style:name="T5" style:family="text">
      <style:text-properties style:font-name="Calibri" fo:font-size="12pt" style:font-size-asian="12pt" style:font-name-complex="Calibri" style:font-size-complex="12pt" style:font-weight-complex="bold"/>
    </style:style>
    <style:style style:name="T6" style:family="text">
      <style:text-properties style:font-name="Calibri" fo:font-size="12pt" style:font-size-asian="12pt" style:font-name-complex="Arial" style:font-size-complex="12pt"/>
    </style:style>
    <style:style style:name="T7" style:family="text">
      <style:text-properties style:font-name="Calibri" fo:font-size="12pt" fo:font-weight="bold" style:font-size-asian="12pt" style:font-weight-asian="bold" style:font-name-complex="Calibri" style:font-size-complex="12pt"/>
    </style:style>
    <style:style style:name="T8" style:family="text">
      <style:text-properties style:font-name="Calibri" fo:font-size="12pt" fo:font-weight="bold" style:font-size-asian="12pt" style:font-weight-asian="bold" style:font-name-complex="Calibri" style:font-size-complex="12pt" style:font-weight-complex="bold"/>
    </style:style>
    <style:style style:name="T9" style:family="text">
      <style:text-properties style:font-name="Calibri" fo:font-size="12pt" fo:language="none" fo:country="none" fo:font-weight="bold" style:font-size-asian="12pt" style:language-asian="none" style:country-asian="none" style:font-weight-asian="bold" style:font-name-complex="Calibri" style:font-size-complex="12pt"/>
    </style:style>
    <style:style style:name="T10" style:family="text">
      <style:text-properties style:font-name="Calibri" fo:font-size="12pt" fo:font-weight="normal" style:font-size-asian="12pt" style:font-weight-asian="normal" style:font-name-complex="Calibri" style:font-size-complex="12pt"/>
    </style:style>
    <style:style style:name="T11" style:family="text">
      <style:text-properties style:font-weight-complex="bold"/>
    </style:style>
    <style:style style:name="T12" style:family="text">
      <style:text-properties fo:language="none" fo:country="none"/>
    </style:style>
    <style:style style:name="T13" style:family="text">
      <style:text-properties fo:font-weight="normal" style:font-weight-asian="normal"/>
    </style:style>
    <style:style style:name="T14" style:family="text">
      <style:text-properties style:font-name-asian="Calibri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ção1" text:protected="true">
        <text:p text:style-name="P32"/>
        <text:p text:style-name="P9">CERTIDÃO</text:p>
        <text:p text:style-name="P9"/>
        <text:p text:style-name="P9"/>
        <text:p text:style-name="P9"/>
        <text:p text:style-name="P27"><text:span text:style-name="T5">Certificamos, para os fins do disposto no artigo 35 da Lei nº 9.381, de 18 de dezembro de 1986, que </text:span><field:fieldmark-start text:name="Unnamed" field:type="vnd.oasis.opendocument.field.FORMTEXT"><field:param field:name="Description" field:value=""/><field:param field:name="Name" field:value=""/></field:fieldmark-start><text:span text:style-name="T9">_____________________________________________</text:span><field:fieldmark-end/><text:span text:style-name="T5">, MASP </text:span><field:fieldmark-start text:name="Unnamed1" field:type="vnd.oasis.opendocument.field.FORMTEXT"><field:param field:name="Description" field:value=""/><field:param field:name="Name" field:value=""/></field:fieldmark-start><text:span text:style-name="T9">________________</text:span><field:fieldmark-end/><text:span text:style-name="T5">, ocupante do cargo de Professor, Nível</text:span><text:span text:style-name="T4"> </text:span><field:fieldmark-start text:name="Unnamed2" field:type="vnd.oasis.opendocument.field.FORMTEXT"><field:param field:name="Description" field:value=""/><field:param field:name="Name" field:value=""/></field:fieldmark-start><text:span text:style-name="T9">_________</text:span><field:fieldmark-end/><text:span text:style-name="T5">, Grau </text:span><field:fieldmark-start text:name="Unnamed3" field:type="vnd.oasis.opendocument.field.FORMTEXT"><field:param field:name="Description" field:value=""/><field:param field:name="Name" field:value=""/></field:fieldmark-start><text:span text:style-name="T9">_________</text:span><field:fieldmark-end/><text:span text:style-name="T5">, com exercício na Escola Estadual </text:span><field:fieldmark-start text:name="Unnamed4" field:type="vnd.oasis.opendocument.field.FORMTEXT"><field:param field:name="Description" field:value=""/><field:param field:name="Name" field:value=""/></field:fieldmark-start><text:span text:style-name="T9">Tranquilino Dias Brito</text:span><field:fieldmark-end/><text:span text:style-name="T5">, de </text:span><field:fieldmark-start text:name="Unnamed5" field:type="vnd.oasis.opendocument.field.FORMTEXT"><field:param field:name="Description" field:value=""/><field:param field:name="Name" field:value=""/></field:fieldmark-start><text:span text:style-name="T9">_____________________________________________</text:span><field:fieldmark-end/><text:span text:style-name="T5">, exerceu a docência com extensão da carga horária do regime básico de seu cargo, no período de </text:span><field:fieldmark-start text:name="Unnamed6" field:type="vnd.oasis.opendocument.field.FORMTEXT"><field:param field:name="Description" field:value=""/><field:param field:name="Name" field:value=""/></field:fieldmark-start><text:span text:style-name="T9">______</text:span><field:fieldmark-end/><text:span text:style-name="T5"> de </text:span><field:fieldmark-start text:name="Unnamed7" field:type="vnd.oasis.opendocument.field.FORMTEXT"><field:param field:name="Description" field:value=""/><field:param field:name="Name" field:value=""/></field:fieldmark-start><text:span text:style-name="T9">__________________</text:span><field:fieldmark-end/><text:span text:style-name="T5"> de </text:span><field:fieldmark-start text:name="Unnamed8" field:type="vnd.oasis.opendocument.field.FORMTEXT"><field:param field:name="Description" field:value=""/><field:param field:name="Name" field:value=""/></field:fieldmark-start><text:span text:style-name="T9">____________</text:span><field:fieldmark-end/><text:span text:style-name="T5"> a </text:span><field:fieldmark-start text:name="Unnamed9" field:type="vnd.oasis.opendocument.field.FORMTEXT"><field:param field:name="Description" field:value=""/><field:param field:name="Name" field:value=""/></field:fieldmark-start><text:span text:style-name="T9">______</text:span><field:fieldmark-end/><text:span text:style-name="T5"> de </text:span><field:fieldmark-start text:name="Unnamed10" field:type="vnd.oasis.opendocument.field.FORMTEXT"><field:param field:name="Description" field:value=""/><field:param field:name="Name" field:value=""/></field:fieldmark-start><text:span text:style-name="T9">__________________</text:span><field:fieldmark-end/><text:span text:style-name="T5"> de </text:span><field:fieldmark-start text:name="Unnamed11" field:type="vnd.oasis.opendocument.field.FORMTEXT"><field:param field:name="Description" field:value=""/><field:param field:name="Name" field:value=""/></field:fieldmark-start><text:span text:style-name="T9">____________</text:span><field:fieldmark-end/><text:span text:style-name="T5">, perfazendo um total de </text:span><field:fieldmark-start text:name="Unnamed12" field:type="vnd.oasis.opendocument.field.FORMTEXT"><field:param field:name="Description" field:value=""/><field:param field:name="Name" field:value=""/></field:fieldmark-start><text:span text:style-name="T9">_____</text:span><field:fieldmark-end/><text:span text:style-name="T5"> horas de trabalho no qüinqüênio, o que corresponde à média mensal de </text:span><field:fieldmark-start text:name="Unnamed13" field:type="vnd.oasis.opendocument.field.FORMTEXT"><field:param field:name="Description" field:value=""/><field:param field:name="Name" field:value=""/></field:fieldmark-start><text:span text:style-name="T9">_____</text:span><field:fieldmark-end/><text:span text:style-name="T5"> horas, conforme Quadro Demonstrativo anexo.</text:span></text:p>
        <text:p text:style-name="P12"/>
        <text:p text:style-name="P11"/>
        <text:p text:style-name="P11"/>
        <text:p text:style-name="P14"/>
        <text:p text:style-name="P19"><field:fieldmark-start text:name="Unnamed14" field:type="vnd.oasis.opendocument.field.FORMTEXT"><field:param field:name="Description" field:value=""/><field:param field:name="Name" field:value=""/></field:fieldmark-start>_____________________________________________<field:fieldmark-end/></text:p>
        <text:p text:style-name="P13">Informante/Funcionário Responsável</text:p>
        <text:p text:style-name="P13"/>
        <text:p text:style-name="P13"/>
        <text:p text:style-name="P13"/>
        <text:p text:style-name="P13"/>
        <text:p text:style-name="P19"><field:fieldmark-start text:name="Unnamed15" field:type="vnd.oasis.opendocument.field.FORMTEXT"><field:param field:name="Description" field:value=""/><field:param field:name="Name" field:value=""/></field:fieldmark-start>_____________________________________________<field:fieldmark-end/></text:p>
        <text:p text:style-name="P14">Diretor</text:p>
        <text:p text:style-name="P22"/>
        <text:p text:style-name="P21"/>
        <text:p text:style-name="P29"/>
        <text:p text:style-name="P9"/>
        <text:p text:style-name="P9">QUADRO DEMONSTRATIVO EM HORAS MENSAIS</text:p>
        <text:p text:style-name="P9"/>
        <text:p text:style-name="P17"/>
        <text:p text:style-name="P13">PROFESSOR COM EXTENSÃO DA CARGA HORÁRIA BÁSICA DO CARGO</text:p>
        <text:p text:style-name="P13"/>
        <text:p text:style-name="P13">DOBRA DE TURNO / AULAS FACULTATIVAS</text:p>
        <text:p text:style-name="P16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column table:style-name="Tabela1.F"/>
          <table:table-row table:style-name="Tabela1.1">
            <table:table-cell table:style-name="Tabela1.A1" office:value-type="string">
              <text:p text:style-name="P10">Servidor:</text:p>
            </table:table-cell>
            <table:table-cell table:style-name="Tabela1.A1" office:value-type="string">
              <text:p text:style-name="P18"><field:fieldmark-start text:name="Unnamed16" field:type="vnd.oasis.opendocument.field.FORMTEXT"><field:param field:name="Description" field:value=""/><field:param field:name="Name" field:value=""/></field:fieldmark-start>_______________________________________<field:fieldmark-end/></text:p>
            </table:table-cell>
            <table:table-cell table:style-name="Tabela1.A1" office:value-type="string">
              <text:p text:style-name="P10">Masp:</text:p>
            </table:table-cell>
            <table:table-cell table:style-name="Tabela1.A1" office:value-type="string">
              <text:p text:style-name="P18"><field:fieldmark-start text:name="Unnamed17" field:type="vnd.oasis.opendocument.field.FORMTEXT"><field:param field:name="Description" field:value=""/><field:param field:name="Name" field:value=""/></field:fieldmark-start>____________<field:fieldmark-end/></text:p>
            </table:table-cell>
            <table:table-cell table:style-name="Tabela1.A1" office:value-type="string">
              <text:p text:style-name="P10">Adm.:</text:p>
            </table:table-cell>
            <table:table-cell table:style-name="Tabela1.A1" office:value-type="string">
              <text:p text:style-name="P18"><field:fieldmark-start text:name="Unnamed18" field:type="vnd.oasis.opendocument.field.FORMTEXT"><field:param field:name="Description" field:value=""/><field:param field:name="Name" field:value=""/></field:fieldmark-start>____<field:fieldmark-end/></text:p>
            </table:table-cell>
          </table:table-row>
        </table:table>
        <text:p text:style-name="P15"/>
        <table:table table:name="Tabela2" table:style-name="Tabela2">
          <table:table-column table:style-name="Tabela2.A" table:number-columns-repeated="13"/>
          <table:table-column table:style-name="Tabela2.N"/>
          <table:table-row table:style-name="Tabela2.1">
            <table:table-cell table:style-name="Tabela2.A1" table:number-columns-spanned="14" office:value-type="string">
              <text:h text:style-name="P3" text:outline-level="2">CARGA HORÁRIA TOTAL CUMPRIDA POR MÊS / ANO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2">
            <table:table-cell table:style-name="Tabela2.A2" office:value-type="string">
              <text:p text:style-name="P23">ANO</text:p>
            </table:table-cell>
            <table:table-cell table:style-name="Tabela2.A2" office:value-type="string">
              <text:h text:style-name="P4" text:outline-level="3">JAN</text:h>
            </table:table-cell>
            <table:table-cell table:style-name="Tabela2.A2" office:value-type="string">
              <text:h text:style-name="P5" text:outline-level="5">FEV</text:h>
            </table:table-cell>
            <table:table-cell table:style-name="Tabela2.A2" office:value-type="string">
              <text:p text:style-name="P24">MAR</text:p>
            </table:table-cell>
            <table:table-cell table:style-name="Tabela2.A2" office:value-type="string">
              <text:p text:style-name="P23">ABR</text:p>
            </table:table-cell>
            <table:table-cell table:style-name="Tabela2.A2" office:value-type="string">
              <text:p text:style-name="P24">MAI</text:p>
            </table:table-cell>
            <table:table-cell table:style-name="Tabela2.G2" office:value-type="string">
              <text:h text:style-name="P6" text:outline-level="7">JUN</text:h>
            </table:table-cell>
            <table:table-cell table:style-name="Tabela2.G2" office:value-type="string">
              <text:h text:style-name="P6" text:outline-level="7">JUL</text:h>
            </table:table-cell>
            <table:table-cell table:style-name="Tabela2.G2" office:value-type="string">
              <text:h text:style-name="P6" text:outline-level="7">AGO</text:h>
            </table:table-cell>
            <table:table-cell table:style-name="Tabela2.G2" office:value-type="string">
              <text:h text:style-name="P6" text:outline-level="7">SET</text:h>
            </table:table-cell>
            <table:table-cell table:style-name="Tabela2.G2" office:value-type="string">
              <text:h text:style-name="P7" text:outline-level="7">OUT</text:h>
            </table:table-cell>
            <table:table-cell table:style-name="Tabela2.G2" office:value-type="string">
              <text:h text:style-name="P7" text:outline-level="7">NOV</text:h>
            </table:table-cell>
            <table:table-cell table:style-name="Tabela2.G2" office:value-type="string">
              <text:h text:style-name="P7" text:outline-level="7">DEZ</text:h>
            </table:table-cell>
            <table:table-cell table:style-name="Tabela2.N2" office:value-type="string">
              <text:h text:style-name="P7" text:outline-level="7">TOTAL</text:h>
            </table:table-cell>
          </table:table-row>
          <table:table-row table:style-name="Tabela2.3">
            <table:table-cell table:style-name="Tabela2.A2" office:value-type="string">
              <text:p text:style-name="P20"><field:fieldmark-start text:name="Unnamed19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9"><field:fieldmark-start text:name="Unnamed20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9"><field:fieldmark-start text:name="Unnamed21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22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23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24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25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26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27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28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29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30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31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1" office:value-type="string">
              <text:p text:style-name="P20"><field:fieldmark-start text:name="Unnamed32" field:type="vnd.oasis.opendocument.field.FORMTEXT"><field:param field:name="Description" field:value=""/><field:param field:name="Name" field:value=""/></field:fieldmark-start>-<field:fieldmark-end/></text:p>
            </table:table-cell>
          </table:table-row>
          <table:table-row table:style-name="Tabela2.3">
            <table:table-cell table:style-name="Tabela2.A2" office:value-type="string">
              <text:p text:style-name="P20"><field:fieldmark-start text:name="Unnamed33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9"><field:fieldmark-start text:name="Unnamed34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9"><field:fieldmark-start text:name="Unnamed35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36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37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38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39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40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41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42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43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44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45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1" office:value-type="string">
              <text:p text:style-name="P20"><field:fieldmark-start text:name="Unnamed46" field:type="vnd.oasis.opendocument.field.FORMTEXT"><field:param field:name="Description" field:value=""/><field:param field:name="Name" field:value=""/></field:fieldmark-start>-<field:fieldmark-end/></text:p>
            </table:table-cell>
          </table:table-row>
          <table:table-row table:style-name="Tabela2.3">
            <table:table-cell table:style-name="Tabela2.A2" office:value-type="string">
              <text:p text:style-name="P20"><field:fieldmark-start text:name="Unnamed47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9"><field:fieldmark-start text:name="Unnamed48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9"><field:fieldmark-start text:name="Unnamed49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50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51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52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53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54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55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56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57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58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59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1" office:value-type="string">
              <text:p text:style-name="P20"><field:fieldmark-start text:name="Unnamed60" field:type="vnd.oasis.opendocument.field.FORMTEXT"><field:param field:name="Description" field:value=""/><field:param field:name="Name" field:value=""/></field:fieldmark-start>-<field:fieldmark-end/></text:p>
            </table:table-cell>
          </table:table-row>
          <table:table-row table:style-name="Tabela2.3">
            <table:table-cell table:style-name="Tabela2.A2" office:value-type="string">
              <text:p text:style-name="P20"><field:fieldmark-start text:name="Unnamed61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9"><field:fieldmark-start text:name="Unnamed62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9"><field:fieldmark-start text:name="Unnamed63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64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65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66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67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68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69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70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71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72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73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1" office:value-type="string">
              <text:p text:style-name="P20"><field:fieldmark-start text:name="Unnamed74" field:type="vnd.oasis.opendocument.field.FORMTEXT"><field:param field:name="Description" field:value=""/><field:param field:name="Name" field:value=""/></field:fieldmark-start>-<field:fieldmark-end/></text:p>
            </table:table-cell>
          </table:table-row>
          <table:table-row table:style-name="Tabela2.3">
            <table:table-cell table:style-name="Tabela2.A2" office:value-type="string">
              <text:p text:style-name="P20"><field:fieldmark-start text:name="Unnamed75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9"><field:fieldmark-start text:name="Unnamed76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9"><field:fieldmark-start text:name="Unnamed77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78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79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80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81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82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83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84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85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86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87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1" office:value-type="string">
              <text:p text:style-name="P20"><field:fieldmark-start text:name="Unnamed88" field:type="vnd.oasis.opendocument.field.FORMTEXT"><field:param field:name="Description" field:value=""/><field:param field:name="Name" field:value=""/></field:fieldmark-start>-<field:fieldmark-end/></text:p>
            </table:table-cell>
          </table:table-row>
          <table:table-row table:style-name="Tabela2.3">
            <table:table-cell table:style-name="Tabela2.A2" office:value-type="string">
              <text:p text:style-name="P20"><field:fieldmark-start text:name="Unnamed89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9"><field:fieldmark-start text:name="Unnamed90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9"><field:fieldmark-start text:name="Unnamed91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92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93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94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95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96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97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98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99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100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101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1" office:value-type="string">
              <text:p text:style-name="P20"><field:fieldmark-start text:name="Unnamed102" field:type="vnd.oasis.opendocument.field.FORMTEXT"><field:param field:name="Description" field:value=""/><field:param field:name="Name" field:value=""/></field:fieldmark-start>-<field:fieldmark-end/></text:p>
            </table:table-cell>
          </table:table-row>
          <table:table-row table:style-name="Tabela2.3">
            <table:table-cell table:style-name="Tabela2.A2" office:value-type="string">
              <text:p text:style-name="P20"><field:fieldmark-start text:name="Unnamed103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9"><field:fieldmark-start text:name="Unnamed104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9"><field:fieldmark-start text:name="Unnamed105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106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107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108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109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110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111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112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113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114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115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1" office:value-type="string">
              <text:p text:style-name="P20"><field:fieldmark-start text:name="Unnamed116" field:type="vnd.oasis.opendocument.field.FORMTEXT"><field:param field:name="Description" field:value=""/><field:param field:name="Name" field:value=""/></field:fieldmark-start>-<field:fieldmark-end/></text:p>
            </table:table-cell>
          </table:table-row>
          <table:table-row table:style-name="Tabela2.3">
            <table:table-cell table:style-name="Tabela2.A2" office:value-type="string">
              <text:p text:style-name="P20"><field:fieldmark-start text:name="Unnamed117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9"><field:fieldmark-start text:name="Unnamed118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9"><field:fieldmark-start text:name="Unnamed119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120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121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122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123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124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125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126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127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128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129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1" office:value-type="string">
              <text:p text:style-name="P20"><field:fieldmark-start text:name="Unnamed130" field:type="vnd.oasis.opendocument.field.FORMTEXT"><field:param field:name="Description" field:value=""/><field:param field:name="Name" field:value=""/></field:fieldmark-start>-<field:fieldmark-end/></text:p>
            </table:table-cell>
          </table:table-row>
          <table:table-row table:style-name="Tabela2.3">
            <table:table-cell table:style-name="Tabela2.A2" office:value-type="string">
              <text:p text:style-name="P20"><field:fieldmark-start text:name="Unnamed131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9"><field:fieldmark-start text:name="Unnamed132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9"><field:fieldmark-start text:name="Unnamed133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134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135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136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137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138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139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140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141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142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143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1" office:value-type="string">
              <text:p text:style-name="P20"><field:fieldmark-start text:name="Unnamed144" field:type="vnd.oasis.opendocument.field.FORMTEXT"><field:param field:name="Description" field:value=""/><field:param field:name="Name" field:value=""/></field:fieldmark-start>-<field:fieldmark-end/></text:p>
            </table:table-cell>
          </table:table-row>
          <table:table-row table:style-name="Tabela2.3">
            <table:table-cell table:style-name="Tabela2.A2" office:value-type="string">
              <text:p text:style-name="P20"><field:fieldmark-start text:name="Unnamed145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9"><field:fieldmark-start text:name="Unnamed146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9"><field:fieldmark-start text:name="Unnamed147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148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149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150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151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152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153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154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155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156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20"><field:fieldmark-start text:name="Unnamed157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1" office:value-type="string">
              <text:p text:style-name="P20"><field:fieldmark-start text:name="Unnamed158" field:type="vnd.oasis.opendocument.field.FORMTEXT"><field:param field:name="Description" field:value=""/><field:param field:name="Name" field:value=""/></field:fieldmark-start>-<field:fieldmark-end/></text:p>
            </table:table-cell>
          </table:table-row>
        </table:table>
        <text:p text:style-name="P10"/>
        <text:p text:style-name="P10">OBSERVAÇÕES: 1 . Total Geral e Média Qüinqüenal serão calculados pela SEPLAG.</text:p>
        <text:p text:style-name="P30"><text:span text:style-name="T14"><text:s text:c="3"/></text:span>2. ___________________________________________________</text:p>
        <text:p text:style-name="P30"><text:span text:style-name="T14"><text:s text:c="7"/></text:span>___________________________________________________</text:p>
        <text:p text:style-name="P30"><text:span text:style-name="T14"><text:s text:c="7"/></text:span>___________________________________________________</text:p>
        <text:p text:style-name="P10"/>
        <text:p text:style-name="P10"/>
        <text:p text:style-name="P10"/>
        <text:p text:style-name="Standard"><text:span text:style-name="T4">ÓRGÃO EMITENTE: </text:span><field:fieldmark-start text:name="Unnamed159" field:type="vnd.oasis.opendocument.field.FORMTEXT"><field:param field:name="Description" field:value=""/><field:param field:name="Name" field:value=""/></field:fieldmark-start><text:span text:style-name="T9">E. E. Tranquilino Dias Brito</text:span><field:fieldmark-end/></text:p>
        <text:p text:style-name="Standard"><text:span text:style-name="T4">DATA: </text:span><field:fieldmark-start text:name="Unnamed160" field:type="vnd.oasis.opendocument.field.FORMTEXT"><field:param field:name="Description" field:value=""/><field:param field:name="Name" field:value=""/></field:fieldmark-start><text:span text:style-name="T9">______</text:span><field:fieldmark-end/><text:span text:style-name="T5"> de </text:span><field:fieldmark-start text:name="Unnamed161" field:type="vnd.oasis.opendocument.field.FORMTEXT"><field:param field:name="Description" field:value=""/><field:param field:name="Name" field:value=""/></field:fieldmark-start><text:span text:style-name="T9">__________________</text:span><field:fieldmark-end/><text:span text:style-name="T5"> de </text:span><field:fieldmark-start text:name="Unnamed162" field:type="vnd.oasis.opendocument.field.FORMTEXT"><field:param field:name="Description" field:value=""/><field:param field:name="Name" field:value=""/></field:fieldmark-start><text:span text:style-name="T9">____________</text:span><field:fieldmark-end/></text:p>
        <text:p text:style-name="Standard"><text:span text:style-name="T5">VISTO: </text:span><text:span text:style-name="T8">__________________________________________</text:span></text:p>
        <text:p text:style-name="P15"/>
        <text:p text:style-name="P10"/>
        <text:p text:style-name="P10"/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h text:style-name="P8" text:outline-level="8">USO EXCLUSIVO DA SEPLAG</text:h>
            </table:table-cell>
          </table:table-row>
          <table:table-row table:style-name="Tabela3.2">
            <table:table-cell table:style-name="Tabela3.A1" office:value-type="string">
              <text:p text:style-name="P28"><text:span text:style-name="T4">TOTAL GERAL: </text:span><field:fieldmark-start text:name="Unnamed163" field:type="vnd.oasis.opendocument.field.FORMTEXT"><field:param field:name="Description" field:value=""/><field:param field:name="Name" field:value=""/></field:fieldmark-start><text:span text:style-name="T9">__________________</text:span><field:fieldmark-end/><text:span text:style-name="T5"> HORAS</text:span></text:p>
              <text:p text:style-name="P28"><text:span text:style-name="T5">MÉDIA MENSAL QUINQUÊNIO: <text:s/></text:span><field:fieldmark-start text:name="Unnamed164" field:type="vnd.oasis.opendocument.field.FORMTEXT"><field:param field:name="Description" field:value=""/><field:param field:name="Name" field:value=""/></field:fieldmark-start><text:span text:style-name="T9">__________________</text:span><field:fieldmark-end/><text:span text:style-name="T5"> HORAS</text:span></text:p>
            </table:table-cell>
          </table:table-row>
        </table:table>
        <text:p text:style-name="P25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Microsoft YaHei1" svg:font-family="'Microsoft YaHei', 'WenQuanYi Micro Hei'" style:font-family-generic="swiss"/>
    <style:font-face style:name="Liberation Serif" svg:font-family="'Liberation Serif'" style:font-family-generic="roman" style:font-pitch="variable"/>
    <style:font-face style:name="Mangal" svg:font-family="Mangal, Courie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3pt" fo:language="pt" fo:country="BR" style:font-name-asian="Times New Roman" style:font-family-asian="'Times New Roman'" style:font-family-generic-asian="roman" style:font-pitch-asian="variable" style:font-size-asian="13pt" style:language-asian="zh" style:country-asian="CN" style:font-name-complex="Times New Roman" style:font-family-complex="'Times New Roman'" style:font-family-generic-complex="roman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, Courier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, Courier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, Courier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>
        <style:tab-stops>
          <style:tab-stop style:position="0cm"/>
        </style:tab-stops>
      </style:paragraph-properties>
      <style:text-properties style:font-name="Tahoma" fo:font-family="Tahoma" style:font-family-generic="swiss" style:font-pitch="variable" fo:font-size="12pt" style:font-size-asian="12pt" style:font-name-complex="Tahoma" style:font-family-complex="Tahoma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>
        <style:tab-stops>
          <style:tab-stop style:position="0cm"/>
        </style:tab-stops>
      </style:paragraph-properties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>
        <style:tab-stops>
          <style:tab-stop style:position="0cm"/>
        </style:tab-stops>
      </style:paragraph-properties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>
        <style:tab-stops>
          <style:tab-stop style:position="0cm"/>
        </style:tab-stops>
      </style:paragraph-properties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>
        <style:tab-stops>
          <style:tab-stop style:position="0cm"/>
        </style:tab-stops>
      </style:paragraph-properties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>
        <style:tab-stops>
          <style:tab-stop style:position="0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>
        <style:tab-stops>
          <style:tab-stop style:position="0cm"/>
        </style:tab-stops>
      </style:paragraph-properties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>
        <style:tab-stops>
          <style:tab-stop style:position="0cm"/>
        </style:tab-stops>
      </style:paragraph-properties>
      <style:text-properties style:font-name="Arial" fo:font-family="Arial" style:font-family-generic="swiss" style:font-pitch="variable" fo:font-size="7pt" fo:font-weight="bold" style:font-size-asian="7pt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, Courier" style:font-family-generic-complex="roman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, Courier" style:font-family-generic-complex="roman" style:font-pitch-complex="variable"/>
    </style:style>
    <style:style style:name="Frame_20_contents" style:display-name="Frame contents" style:family="paragraph" style:parent-style-name="Text_20_body" style:class="extra"/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, 'WenQuanYi Micro Hei'" style:font-family-generic-asian="swiss" style:font-size-asian="14pt" style:font-name-complex="Mangal" style:font-family-complex="Mangal, Courier" style:font-family-generic-complex="roman" style:font-pitch-complex="variable" style:font-size-complex="14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Rodapé_20_Char" style:display-name="Rodapé Char" style:family="text" style:parent-style-name="Fonte_20_parág._20_padrão">
      <style:text-properties fo:font-size="13pt" style:font-size-asian="13pt" style:language-asian="zh" style:country-asian="CN" style:font-name-complex="Mangal" style:font-family-complex="Mangal, Courier" style:font-family-generic-complex="roman" style:font-pitch-complex="variable" style:language-complex="hi" style:country-complex="IN"/>
    </style:style>
    <style:style style:name="Cabeçalho_20_Char" style:display-name="Cabeçalho Char" style:family="text" style:parent-style-name="Fonte_20_parág._20_padrão">
      <style:text-properties fo:font-size="13pt" style:font-size-asian="13pt" style:language-asian="zh" style:country-asian="CN" style:font-name-complex="Mangal" style:font-family-complex="Mangal, Courier" style:font-family-generic-complex="roman" style:font-pitch-complex="variable" style:language-complex="hi" style:country-complex="IN"/>
    </style:style>
    <style:style style:name="Fonte_20_parág._20_padrão1" style:display-name="Fonte parág. padrão1" style:family="text"/>
    <style:style style:name="Absatz-Standardschriftar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2cm" fo:margin-right="0cm" fo:text-indent="0cm" style:auto-text-indent="false"/>
      <style:text-properties style:font-name="Calibri" fo:font-weight="bold" style:font-weight-asian="bold" style:font-name-complex="Arial"/>
    </style:style>
    <style:style style:name="MP2" style:family="paragraph" style:parent-style-name="Standard">
      <style:paragraph-properties fo:margin-left="2cm" fo:margin-right="0cm" fo:text-indent="0cm" style:auto-text-indent="false"/>
      <style:text-properties style:font-name="Calibri" fo:font-size="12pt" fo:font-weight="bold" style:font-size-asian="12pt" style:font-weight-asian="bold" style:font-name-complex="Arial"/>
    </style:style>
    <style:style style:name="MP3" style:family="paragraph" style:parent-style-name="Standard">
      <style:text-properties style:font-name="Calibri" fo:font-size="10pt" fo:font-weight="bold" style:font-size-asian="10pt" style:font-weight-asian="bold" style:font-name-complex="Arial"/>
    </style:style>
    <style:style style:name="MP4" style:family="paragraph" style:parent-style-name="Header">
      <style:text-properties style:font-name="Calibri" fo:font-size="10pt" style:font-size-asian="10pt" style:font-name-complex="Arial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51cm" fo:margin-left="2cm" fo:margin-right="1.0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draw:frame draw:style-name="Mfr1" draw:name="Imagem 1" text:anchor-type="char" svg:x="-0.122cm" svg:y="-0.233cm" svg:width="1.561cm" svg:height="1.667cm" draw:z-index="1"><draw:image xlink:href="Pictures/10000201000000730000007023473205D9BC0240.png" xlink:type="simple" xlink:show="embed" xlink:actuate="onLoad" loext:mime-type="image/png"/><draw:contour-polygon svg:width="1.953cm" svg:height="1.891cm" svg:viewBox="0 0 1953 1891" draw:points="-6,0 -6,1891 1947,1891 1947,0" draw:recreate-on-edit="false"/></draw:frame>SECRETARIA DE ESTADO DE EDUCAÇÃO DE MINAS GERAIS</text:h>
        <text:p text:style-name="MP2">SUPERINTENDÊNCIA REGIONAL DE ENSINO DE GOVERNADOR VALADARES</text:p>
        <text:p text:style-name="MP3"/>
        <text:p text:style-name="MP4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 </dc:title>
    <dc:subject/>
    <meta:keyword/>
    <dc:description/>
    <meta:initial-creator>sre</meta:initial-creator>
    <meta:creation-date>2016-04-08T10:00:00</meta:creation-date>
    <dc:creator>administrador</dc:creator>
    <dc:date>2018-08-28T08:56:00</dc:date>
    <meta:print-date>2012-11-14T10:08:00</meta:print-date>
    <meta:editing-cycles>2</meta:editing-cycles>
    <meta:editing-duration>PT4M</meta:editing-duration>
    <meta:document-statistic meta:table-count="3" meta:image-count="1" meta:object-count="0" meta:page-count="2" meta:paragraph-count="182" meta:word-count="848" meta:character-count="2347" meta:non-whitespace-character-count="2165"/>
    <meta:generator>LibreOffice/6.4.0.3$Linux_X86_64 LibreOffice_project/b0a288ab3d2d4774cb44b62f04d5d28733ac6df8</meta:generator>
    <meta:user-defined meta:name="KSOProductBuildVer">1046-10.1.0.5707</meta:user-defined>
  </office:meta>
</office:document-meta>
</file>

<file path=Basic/Project/ThisDocument.xml><?xml version="1.0" encoding="utf-8"?>
<!DOCTYPE module  PUBLIC '-//OpenOffice.org//DTD OfficeDocument 1.0//EN'  'module.dtd'>
<script:module xmlns:script="http://openoffice.org/2000/script" script:name="ThisDocument" script:language="StarBasic" script:moduleType="document">Rem Attribute VBA_ModuleType=VBADocumentModule
Option VBASupport 1

</script:module>
</file>

<file path=Basic/Project/script-lb.xml><?xml version="1.0" encoding="utf-8"?>
<!DOCTYPE library  PUBLIC '-//OpenOffice.org//DTD OfficeDocument 1.0//EN'  'library.dtd'>
<library:library xmlns:library="http://openoffice.org/2000/library" library:name="Project" library:readonly="false" library:passwordprotected="false">
  <library:element library:name="ThisDocument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ct" library:link="false"/>
</library:libraries>
</file>